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55cm" fo:min-width="8.3cm"/>
    </style:style>
    <style:style style:name="P1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8.799cm" svg:height="8.799cm" svg:x="1cm" svg:y="1cm" svg:viewBox="0 0 8800 8800" svg:d="M0 8800v-8800h8800v8800zM1100 0v8800zM2200 0v8800zM3300 0v8800zM4400 0v8800zM5500 0v8800zM6600 0v8800zM7700 0v8800zM0 1100h8800zM0 2200h8800zM0 3300h8800zM0 4400h8800zM0 5500h8800zM0 6600h8800zM0 7700h8800z">
          <text:p/>
        </draw:path>
        <draw:path draw:style-name="gr1" draw:text-style-name="P1" draw:layer="layout" svg:width="8.799cm" svg:height="8.799cm" svg:x="10.9cm" svg:y="1cm" svg:viewBox="0 0 8800 8800" svg:d="M0 8800v-8800h8800v8800zM1100 0v8800zM2200 0v8800zM3300 0v8800zM4400 0v8800zM5500 0v8800zM6600 0v8800zM7700 0v8800zM0 1100h8800zM0 2200h8800zM0 3300h8800zM0 4400h8800zM0 5500h8800zM0 6600h8800zM0 7700h8800z">
          <text:p/>
        </draw:path>
        <draw:path draw:style-name="gr1" draw:text-style-name="P1" draw:layer="layout" svg:width="8.799cm" svg:height="8.799cm" svg:x="1cm" svg:y="10.2cm" svg:viewBox="0 0 8800 8800" svg:d="M0 8800v-8800h8800v8800zM1100 0v8800zM2200 0v8800zM3300 0v8800zM4400 0v8800zM5500 0v8800zM6600 0v8800zM7700 0v8800zM0 1100h8800zM0 2200h8800zM0 3300h8800zM0 4400h8800zM0 5500h8800zM0 6600h8800zM0 7700h8800z">
          <text:p/>
        </draw:path>
        <draw:path draw:style-name="gr1" draw:text-style-name="P1" draw:layer="layout" svg:width="8.799cm" svg:height="8.799cm" svg:x="10.9cm" svg:y="10.2cm" svg:viewBox="0 0 8800 8800" svg:d="M0 8800v-8800h8800v8800zM1100 0v8800zM2200 0v8800zM3300 0v8800zM4400 0v8800zM5500 0v8800zM6600 0v8800zM7700 0v8800zM0 1100h8800zM0 2200h8800zM0 3300h8800zM0 4400h8800zM0 5500h8800zM0 6600h8800zM0 7700h8800z">
          <text:p/>
        </draw:path>
        <draw:path draw:style-name="gr1" draw:text-style-name="P1" draw:layer="layout" svg:width="8.799cm" svg:height="8.799cm" svg:x="1.067cm" svg:y="19.5cm" svg:viewBox="0 0 8800 8800" svg:d="M0 8800v-8800h8800v8800zM1100 0v8800zM2200 0v8800zM3300 0v8800zM4400 0v8800zM5500 0v8800zM6600 0v8800zM7700 0v8800zM0 1100h8800zM0 2200h8800zM0 3300h8800zM0 4400h8800zM0 5500h8800zM0 6600h8800zM0 7700h8800z">
          <text:p/>
        </draw:path>
        <draw:path draw:style-name="gr1" draw:text-style-name="P1" draw:layer="layout" svg:width="8.799cm" svg:height="8.799cm" svg:x="10.9cm" svg:y="19.5cm" svg:viewBox="0 0 8800 8800" svg:d="M0 8800v-8800h8800v8800zM1100 0v8800zM2200 0v8800zM3300 0v8800zM4400 0v8800zM5500 0v8800zM6600 0v8800zM7700 0v8800zM0 1100h8800zM0 2200h8800zM0 3300h8800zM0 4400h8800zM0 5500h8800zM0 6600h8800zM0 7700h88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5T10:14:29.250129717</meta:creation-date>
    <dc:date>2015-08-25T10:50:33.391270454</dc:date>
    <meta:editing-duration>PT5M33S</meta:editing-duration>
    <meta:editing-cycles>1</meta:editing-cycles>
    <meta:document-statistic meta:object-count="6"/>
    <meta:generator>LibreOffice/4.4.2.2$Linux_X86_64 LibreOffice_project/40m0$Build-2</meta:generator>
  </office:meta>
</office:document-meta>
</file>